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nyTest10.test_hashMap_concurrentHash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nyTest10.test_hashMap_weekHash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nyTest10.test_uu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nyTest10.test_hash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nyTest10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